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reditNote-2.1" table:style-name="ta1" table:print-ranges="A1:AF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reditNote">
            <text:p>CreditNote</text:p>
          </table:table-cell>
          <table:table-cell table:style-name="ce7" office:value-type="string" office:string-value="Credit Note. Details">
            <text:p>Credit Note. Details</text:p>
          </table:table-cell>
          <table:table-cell table:style-name="ce7" office:value-type="string" office:string-value=""/>
          <table:table-cell table:style-name="ce7" office:value-type="string" office:string-value="Credit Note">
            <text:p>Credit Not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specify credits due to the Debtor from the Creditor.">
            <text:p>A document used to specify credits due to the Debtor from the Creditor.</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Credit Note. UBL Version Identifier. Identifier">
            <text:p>Credit Note. UBL Version Identifier. Identifier</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cell B3 changed from Credit Note. UBL Version. Identifier to Credit Note. UBL Version Identifier. Identifier ">
            <text:p>Changes for UBL 2.0 Update Package: cell B3 changed from <text:s/>Credit Note. UBL Version. Identifier <text:s/>to</text:p>
            <text:p><text:s/>Credit Note. UBL Version Identifier. Identifier </text:p>
          </table:table-cell>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Credit Note. Customization Identifier. Identifier">
            <text:p>Credit Note. Customization Identifier. Identifier</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Credit Note. Profile Identifier. Identifier">
            <text:p>Credit Note. Profile Identifier. Identifier</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Credit Note. Profile Execution Identifier. Identifier">
            <text:p>Credit Note. Profile Execution Identifier. Identifier</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Credit Note. Identifier">
            <text:p>Credit Note. Identifier</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office:string-value="Credit Note. Copy_ Indicator. Indicator">
            <text:p>Credit Note. Copy_ Indicator. Indicator</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8]&lt;&gt;&quot;&quot;;CONCATENATE([.F8];&quot; &quot;;[.G8]);[.G8])"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8" office:value-type="string" office:string-value="Credit Note. UUID. Identifier">
            <text:p>Credit Note. UUID. Identifier</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9]&lt;&gt;&quot;&quot;;CONCATENATE([.F9];&quot; &quot;;[.G9]);[.G9])"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8" office:value-type="string" office:string-value="Credit Note. Issue Date. Date">
            <text:p>Credit Note. Issue Date. Dat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0]&lt;&gt;&quot;&quot;;CONCATENATE([.F10];&quot; &quot;;[.G10]);[.G10])"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8" office:value-type="string" office:string-value="Credit Note. Issue Time. Time">
            <text:p>Credit Note. Issue Time. Tim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1]&lt;&gt;&quot;&quot;;CONCATENATE([.F11];&quot; &quot;;[.G11]);[.G11])"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8" office:value-type="string" office:string-value="Credit Note. Tax Point Date. Date">
            <text:p>Credit Note. Tax Point Date. Dat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Tax Point">
            <text:p>Tax Point</text:p>
          </table:table-cell>
          <table:table-cell table:style-name="ce8" office:value-type="string" office:string-value="Date">
            <text:p>Date</text:p>
          </table:table-cell>
          <table:table-cell table:style-name="ce3" office:value-type="string" table:formula="of:=IF([.F12]&lt;&gt;&quot;&quot;;CONCATENATE([.F12];&quot; &quot;;[.G12]);[.G12])" office:string-value="Tax Point Date">
            <text:p>Tax Point Date</text:p>
          </table:table-cell>
          <table:table-cell table:style-name="ce8" office:value-type="string" office:string-value="Date">
            <text:p>Date</text:p>
          </table:table-cell>
          <table:table-cell table:style-name="ce8" office:value-type="string" office:string-value=""/>
          <table:table-cell table:style-name="ce3" office:value-type="string"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of the Credit Note, used to indicate the point at which tax becomes applicable.">
            <text:p>The date of the Credit Note, used to indicate the point at which tax becomes applicab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CreditNoteTypeCode">
            <text:p>CreditNoteTypeCode</text:p>
          </table:table-cell>
          <table:table-cell table:style-name="ce8" office:value-type="string" office:string-value="Credit Note. Credit Note Type Code. Code">
            <text:p>Credit Note. Credit Note Type Code. Cod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Credit Note Type">
            <text:p>Credit Note Type</text:p>
          </table:table-cell>
          <table:table-cell table:style-name="ce8" office:value-type="string" office:string-value="Code">
            <text:p>Code</text:p>
          </table:table-cell>
          <table:table-cell table:style-name="ce3" office:value-type="string" table:formula="of:=IF([.F13]&lt;&gt;&quot;&quot;;CONCATENATE([.F13];&quot; &quot;;[.G13]);[.G13])" office:string-value="Credit Note Type Code">
            <text:p>Credit Note Type Code</text:p>
          </table:table-cell>
          <table:table-cell table:style-name="ce8" office:value-type="string" office:string-value="Code">
            <text:p>Code</text:p>
          </table:table-cell>
          <table:table-cell table:style-name="ce8" office:value-type="string" office:string-value=""/>
          <table:table-cell table:style-name="ce3" office:value-type="string"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type of the Credit Note.">
            <text:p>A code signifying the type of the Credit Not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8" office:value-type="string" office:string-value="Credit Note. Note. Text">
            <text:p>Credit Note. Note. Text</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4]&lt;&gt;&quot;&quot;;CONCATENATE([.F14];&quot; &quot;;[.G14]);[.G14])"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8" office:value-type="string" office:string-value="Credit Note. Document_ Currency Code. Code">
            <text:p>Credit Note. Document_ Currency Code. Cod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8" office:value-type="string" office:string-value="Credit Note. Tax_ Currency Code. Code">
            <text:p>Credit Note. Tax_ Currency Code. Cod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tax amounts in the Credit Note.">
            <text:p>A code signifying the currency used for tax amounts in the Cred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8" office:value-type="string" office:string-value="Credit Note. Pricing_ Currency Code. Code">
            <text:p>Credit Note. Pricing_ Currency Code. Cod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rices in the Credit Note.">
            <text:p>A code signifying the currency used for prices in the Cred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8" office:value-type="string" office:string-value="Credit Note. Payment_ Currency Code. Code">
            <text:p>Credit Note. Payment_ Currency Code. Cod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Payment">
            <text:p>Pay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ayment in the Credit Note.">
            <text:p>A code signifying the currency used for payment in the Cred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8" office:value-type="string" office:string-value="Credit Note. Payment Alternative_ Currency Code. Code">
            <text:p>Credit Note. Payment Alternative_ Currency Code. Cod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Payment Alternative">
            <text:p>Payment Alternativ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9]&lt;&gt;&quot;&quot;;CONCATENATE([.F19];&quot; &quot;;[.G19]);[.G19])"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9]&lt;&gt;&quot;&quot;;CONCATENATE([.J19];&quot;_ &quot;;[.I19];&quot;. Type&quot;);CONCATENATE([.I19];&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alternative currency used for payment in the Credit Note.">
            <text:p>A code signifying the alternative currency used for payment in the Cred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8" office:value-type="string" office:string-value="Credit Note. Accounting Cost Code. Code">
            <text:p>Credit Note. Accounting Cost Code. Code</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20]&lt;&gt;&quot;&quot;;CONCATENATE([.F20];&quot; &quot;;[.G20]);[.G20])"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20]&lt;&gt;&quot;&quot;;CONCATENATE([.J20];&quot;_ &quot;;[.I20];&quot;. Type&quot;);CONCATENATE([.I20];&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Credit Note as a whole.">
            <text:p>The buyer's accounting code, applied to the Credit Note as a who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8" office:value-type="string" office:string-value="Credit Note. Accounting Cost. Text">
            <text:p>Credit Note. Accounting Cost. Text</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1]&lt;&gt;&quot;&quot;;CONCATENATE([.F21];&quot; &quot;;[.G21]);[.G21])"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1]&lt;&gt;&quot;&quot;;CONCATENATE([.J21];&quot;_ &quot;;[.I21];&quot;. Type&quot;);CONCATENATE([.I2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Credit Note as a whole, expressed as text.">
            <text:p>The buyer's accounting code, applied to the Credit Note as a whole, expressed as tex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8" office:value-type="string" office:string-value="Credit Note. Line Count. Numeric">
            <text:p>Credit Note. Line Count. Numeric</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2]&lt;&gt;&quot;&quot;;CONCATENATE([.F22];&quot; &quot;;[.G22]);[.G22])"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2]&lt;&gt;&quot;&quot;;CONCATENATE([.J22];&quot;_ &quot;;[.I22];&quot;. Type&quot;);CONCATENATE([.I22];&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Credit Note Lines in the document.">
            <text:p>The number of Credit Note Lines in the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Data Type (cell K20) changed from blank to Numeric. Type ">
            <text:p>Changes for UBL 2.0 Update Package: Data Type (cell K20) changed from blank to <text:s/>Numeric. Type </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BuyerReference">
            <text:p>BuyerReference</text:p>
          </table:table-cell>
          <table:table-cell table:style-name="ce8" office:value-type="string" office:string-value="Credit Note. Buyer_ Reference. Text">
            <text:p>Credit Note. Buyer_ Reference. Text</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Buyer">
            <text:p>Buyer</text:p>
          </table:table-cell>
          <table:table-cell table:style-name="ce8" office:value-type="string" office:string-value=""/>
          <table:table-cell table:style-name="ce8" office:value-type="string" office:string-value="Reference">
            <text:p>Reference</text:p>
          </table:table-cell>
          <table:table-cell table:style-name="ce3" office:value-type="string" table:formula="of:=IF([.F23]&lt;&gt;&quot;&quot;;CONCATENATE([.F23];&quot; &quot;;[.G23]);[.G23])" office:string-value="Reference">
            <text:p>Reference</text:p>
          </table:table-cell>
          <table:table-cell table:style-name="ce8" office:value-type="string" office:string-value="Text">
            <text:p>Text</text:p>
          </table:table-cell>
          <table:table-cell table:style-name="ce8" office:value-type="string" office:string-value=""/>
          <table:table-cell table:style-name="ce3" office:value-type="string" table:formula="of:=IF([.J23]&lt;&gt;&quot;&quot;;CONCATENATE([.J23];&quot;_ &quot;;[.I23];&quot;. Type&quot;);CONCATENATE([.I2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reference provided by the buyer used for internal routing of the document.">
            <text:p>A reference provided by the buyer used for internal routing of the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InvoicePeriod">
            <text:p>InvoicePeriod</text:p>
          </table:table-cell>
          <table:table-cell office:value-type="string" table:style-name="ce9" office:string-value="Credit Note. Invoice_ Period. Period">
            <text:p>Credit Note. Invoice_ Period. Period</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formula="of:=[.M24]"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ssociates the Credit Note with Invoicing Periods rather than with a specific Invoice.">
            <text:p>Associates the Credit Note with Invoicing Periods rather than with a specific Invo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DiscrepancyResponse">
            <text:p>DiscrepancyResponse</text:p>
          </table:table-cell>
          <table:table-cell office:value-type="string" table:style-name="ce9" office:string-value="Credit Note. Discrepancy_ Response. Response">
            <text:p>Credit Note. Discrepancy_ Response. Respons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Discrepancy">
            <text:p>Discrepancy</text:p>
          </table:table-cell>
          <table:table-cell table:style-name="ce9" office:value-type="string" office:string-value=""/>
          <table:table-cell table:style-name="ce9" office:value-type="string" office:string-value=""/>
          <table:table-cell table:formula="of:=[.M25]" office:value-type="string" table:style-name="ce9" office:string-value="Response">
            <text:p>Response</text:p>
          </table:table-cell>
          <table:table-cell office:value-type="string" table:style-name="ce9" office:string-value="Response">
            <text:p>Respons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Response">
            <text:p>Respons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ason for the Credit Note as a whole.">
            <text:p>A reason for the Credit Note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9" office:string-value="Credit Note. Order Reference">
            <text:p>Credit Note. Order Reference</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26]"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Order associated with this Credit Note.">
            <text:p>The Order associated with this Credit Not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9" office:string-value="Credit Note. Billing Reference">
            <text:p>Credit Note. Billing Reference</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27]" office:value-type="string" table:style-name="ce9" office:string-value="Billing Reference">
            <text:p>Billing Reference</text:p>
          </table:table-cell>
          <table:table-cell office:value-type="string" table:style-name="ce9" office:string-value="Billing Reference">
            <text:p>Billing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Billing Reference">
            <text:p>Billing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billing document associated with this document.">
            <text:p>A reference to a billing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9" office:string-value="Credit Note. Despatch_ Document Reference. Document Reference">
            <text:p>Credit Note. Despatch_ Document Reference. Document Referenc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Despatch">
            <text:p>Despatch</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9" office:string-value="Credit Note. Receipt_ Document Reference. Document Reference">
            <text:p>Credit Note. Receipt_ Document Reference. Document Referenc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Receipt">
            <text:p>Receipt</text:p>
          </table:table-cell>
          <table:table-cell table:style-name="ce9" office:value-type="string" office:string-value=""/>
          <table:table-cell table:style-name="ce9" office:value-type="string" office:string-value=""/>
          <table:table-cell table:formula="of:=[.M29]"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Receipt Advice associated with this document.">
            <text:p>A reference to a Receipt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9" office:string-value="Credit Note. Contract_ Document Reference. Document Reference">
            <text:p>Credit Note. Contract_ Document Reference. Document Referenc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formula="of:=[.M30]"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contract associated with this document.">
            <text:p>A reference to a contrac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9" office:string-value="Credit Note. Additional_ Document Reference. Document Reference">
            <text:p>Credit Note. Additional_ Document Reference. Document Referenc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1]"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tatementDocumentReference">
            <text:p>StatementDocumentReference</text:p>
          </table:table-cell>
          <table:table-cell office:value-type="string" table:style-name="ce9" office:string-value="Credit Note. Statement_ Document Reference. Document Reference">
            <text:p>Credit Note. Statement_ Document Reference. Document Referenc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Statement">
            <text:p>Statement</text:p>
          </table:table-cell>
          <table:table-cell table:style-name="ce9" office:value-type="string" office:string-value=""/>
          <table:table-cell table:style-name="ce9" office:value-type="string" office:string-value=""/>
          <table:table-cell table:formula="of:=[.M32]"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Statement associated with this document.">
            <text:p>A reference to a State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OriginatorDocumentReference">
            <text:p>OriginatorDocumentReference</text:p>
          </table:table-cell>
          <table:table-cell office:value-type="string" table:style-name="ce9" office:string-value="Credit Note. Originator_ Document Reference. Document Reference">
            <text:p>Credit Note. Originator_ Document Reference. Document Referenc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3]"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9" office:string-value="Credit Note. Signature">
            <text:p>Credit Note. Signature</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34]"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9" office:string-value="Credit Note. Accounting_ Supplier Party. Supplier Party">
            <text:p>Credit Note. Accounting_ Supplier Party. Supplier Party</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5]"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9" office:string-value="Credit Note. Accounting_ Customer Party. Customer Party">
            <text:p>Credit Note. Accounting_ Customer Party. Customer Party</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6]"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9" office:string-value="Credit Note. Payee_ Party. Party">
            <text:p>Credit Note. Payee_ Party. Party</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Payee">
            <text:p>Payee</text:p>
          </table:table-cell>
          <table:table-cell table:style-name="ce9" office:value-type="string" office:string-value=""/>
          <table:table-cell table:style-name="ce9" office:value-type="string" office:string-value=""/>
          <table:table-cell table:formula="of:=[.M37]"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yee.">
            <text:p>The paye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BuyerCustomerParty">
            <text:p>BuyerCustomerParty</text:p>
          </table:table-cell>
          <table:table-cell office:value-type="string" table:style-name="ce9" office:string-value="Credit Note. Buyer_ Customer Party. Customer Party">
            <text:p>Credit Note. Buyer_ Customer Party. Customer Party</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8]"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SellerSupplierParty">
            <text:p>SellerSupplierParty</text:p>
          </table:table-cell>
          <table:table-cell office:value-type="string" table:style-name="ce9" office:string-value="Credit Note. Seller_ Supplier Party. Supplier Party">
            <text:p>Credit Note. Seller_ Supplier Party. Supplier Party</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39]"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axRepresentativeParty">
            <text:p>TaxRepresentativeParty</text:p>
          </table:table-cell>
          <table:table-cell office:value-type="string" table:style-name="ce9" office:string-value="Credit Note. Tax Representative_ Party. Party">
            <text:p>Credit Note. Tax Representative_ Party. Party</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Tax Representative">
            <text:p>Tax Representative</text:p>
          </table:table-cell>
          <table:table-cell table:style-name="ce9" office:value-type="string" office:string-value=""/>
          <table:table-cell table:style-name="ce9" office:value-type="string" office:string-value=""/>
          <table:table-cell table:formula="of:=[.M40]"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ax representative.">
            <text:p>The tax representa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9" office:string-value="Credit Note. Delivery">
            <text:p>Credit Note. Delivery</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9" office:string-value="Credit Note. Delivery Terms">
            <text:p>Credit Note. Delivery Terms</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2]"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9" office:string-value="Credit Note. Payment Means">
            <text:p>Credit Note. Payment Means</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3]"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9" office:string-value="Credit Note. Payment Terms">
            <text:p>Credit Note. Payment Terms</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4]"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9" office:string-value="Credit Note. Tax_ Exchange Rate. Exchange Rate">
            <text:p>Credit Note. Tax_ Exchange Rate. Exchange Rat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5]"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9" office:string-value="Credit Note. Pricing_ Exchange Rate. Exchange Rate">
            <text:p>Credit Note. Pricing_ Exchange Rate. Exchange Rat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6]"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9" office:string-value="Credit Note. Payment_ Exchange Rate. Exchange Rate">
            <text:p>Credit Note. Payment_ Exchange Rate. Exchange Rat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7]"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9" office:string-value="Credit Note. Payment Alternative_ Exchange Rate. Exchange Rate">
            <text:p>Credit Note. Payment Alternative_ Exchange Rate. Exchange Rate</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Payment Alternative">
            <text:p>Payment Alternative</text:p>
          </table:table-cell>
          <table:table-cell table:style-name="ce9" office:value-type="string" office:string-value=""/>
          <table:table-cell table:style-name="ce9" office:value-type="string" office:string-value=""/>
          <table:table-cell table:formula="of:=[.M48]"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alternative currency.">
            <text:p>The exchange rate between the document currency and the payment alternative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AllowanceCharge">
            <text:p>AllowanceCharge</text:p>
          </table:table-cell>
          <table:table-cell office:value-type="string" table:style-name="ce9" office:string-value="Credit Note. Allowance Charge">
            <text:p>Credit Note. Allowance Charge</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49]"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TaxTotal">
            <text:p>TaxTotal</text:p>
          </table:table-cell>
          <table:table-cell office:value-type="string" table:style-name="ce9" office:string-value="Credit Note. Tax Total">
            <text:p>Credit Note. Tax Total</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50]"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LegalMonetaryTotal">
            <text:p>LegalMonetaryTotal</text:p>
          </table:table-cell>
          <table:table-cell office:value-type="string" table:style-name="ce9" office:string-value="Credit Note. Legal_ Monetary Total. Monetary Total">
            <text:p>Credit Note. Legal_ Monetary Total. Monetary Total</text:p>
          </table:table-cell>
          <table:table-cell table:style-name="ce9" office:value-type="string" office:string-value=""/>
          <table:table-cell office:value-type="string" table:style-name="ce9" office:string-value="Credit Note">
            <text:p>Credit Note</text:p>
          </table:table-cell>
          <table:table-cell office:value-type="string" table:style-name="ce9" office:string-value="Legal">
            <text:p>Legal</text:p>
          </table:table-cell>
          <table:table-cell table:style-name="ce9" office:value-type="string" office:string-value=""/>
          <table:table-cell table:style-name="ce9" office:value-type="string" office:string-value=""/>
          <table:table-cell table:formula="of:=[.M51]"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total amount payable on the Credit Note, including allowances, charges, and taxes.">
            <text:p>The total amount payable on the Credit Note, including allowances, charges, and tax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CreditNoteLine">
            <text:p>CreditNoteLine</text:p>
          </table:table-cell>
          <table:table-cell office:value-type="string" table:style-name="ce9" office:string-value="Credit Note. Credit Note Line">
            <text:p>Credit Note. Credit Note Line</text:p>
          </table:table-cell>
          <table:table-cell table:style-name="ce9" office:value-type="string" office:string-value=""/>
          <table:table-cell office:value-type="string" table:style-name="ce9"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
          <table:table-cell table:formula="of:=[.M52]" office:value-type="string" table:style-name="ce9" office:string-value="Credit Note Line">
            <text:p>Credit Note Line</text:p>
          </table:table-cell>
          <table:table-cell office:value-type="string" table:style-name="ce9" office:string-value="Credit Note Line">
            <text:p>Credit Note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redit Note Line">
            <text:p>Credit Note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Credit Note line.">
            <text:p>A Credit Note li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